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d40ed" officeooo:paragraph-rsid="000d40ed"/>
    </style:style>
    <style:style style:name="P2" style:family="paragraph" style:parent-style-name="Standard">
      <style:text-properties officeooo:rsid="000d9d23" officeooo:paragraph-rsid="000d9d23"/>
    </style:style>
    <style:style style:name="P3" style:family="paragraph" style:parent-style-name="Standard">
      <style:text-properties officeooo:rsid="000f2479" officeooo:paragraph-rsid="000f2479"/>
    </style:style>
    <style:style style:name="P4" style:family="paragraph" style:parent-style-name="Standard">
      <style:text-properties officeooo:rsid="000f6bda" officeooo:paragraph-rsid="000f6bda"/>
    </style:style>
    <style:style style:name="P5" style:family="paragraph" style:parent-style-name="Standard">
      <style:text-properties officeooo:rsid="00111073" officeooo:paragraph-rsid="00111073"/>
    </style:style>
    <style:style style:name="P6" style:family="paragraph" style:parent-style-name="Standard">
      <style:text-properties officeooo:rsid="0011b848" officeooo:paragraph-rsid="0011b848"/>
    </style:style>
    <style:style style:name="P7" style:family="paragraph" style:parent-style-name="Standard">
      <style:text-properties officeooo:rsid="0017b382" officeooo:paragraph-rsid="0017b382"/>
    </style:style>
    <style:style style:name="T1" style:family="text">
      <style:text-properties officeooo:rsid="0019960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an Thomas</text:p>
      <text:p text:style-name="P1">Lab <text:span text:style-name="T1">01</text:span></text:p>
      <text:p text:style-name="P7">COSC 420</text:p>
      <text:p text:style-name="P1"/>
      <text:p text:style-name="P2">Hello.c)</text:p>
      <text:p text:style-name="P2"/>
      <text:p text:style-name="P2">#include &lt;stdio.h&gt;</text:p>
      <text:p text:style-name="P2">#include &lt;mpi.h&gt;</text:p>
      <text:p text:style-name="P2"/>
      <text:p text:style-name="P2">int main(int argc, char **argv){</text:p>
      <text:p text:style-name="P2"><text:s text:c="2"/>MPI_Init(NULL, NULL);</text:p>
      <text:p text:style-name="P2"/>
      <text:p text:style-name="P2"><text:s text:c="2"/>int world_size;</text:p>
      <text:p text:style-name="P2"><text:s text:c="2"/>MPI_Comm world = MPI_COMM_WORLD;</text:p>
      <text:p text:style-name="P2"><text:s text:c="2"/>MPI_Comm_size(world, &amp;world_size);</text:p>
      <text:p text:style-name="P2"/>
      <text:p text:style-name="P2"><text:s text:c="2"/>int me;</text:p>
      <text:p text:style-name="P2"><text:s text:c="2"/>MPI_Comm_rank(world, &amp;me);</text:p>
      <text:p text:style-name="P2"/>
      <text:p text:style-name="P2"><text:s text:c="2"/>char name[MPI_MAX_PROCESSOR_NAME];</text:p>
      <text:p text:style-name="P2"><text:s text:c="2"/>int name_len;</text:p>
      <text:p text:style-name="P2"><text:s text:c="2"/>MPI_Get_processor_name(name, &amp;name_len);</text:p>
      <text:p text:style-name="P2"/>
      <text:p text:style-name="P2"><text:s text:c="2"/>printf("Hello, world of size %d!\n", world_size);</text:p>
      <text:p text:style-name="P2"><text:s text:c="2"/>printf("I am processor %s\n", name);</text:p>
      <text:p text:style-name="P2"><text:s text:c="2"/>printf("I am node %d!\n", me);</text:p>
      <text:p text:style-name="P2"/>
      <text:p text:style-name="P2"><text:s text:c="2"/>MPI_Finalize();</text:p>
      <text:p text:style-name="P2"/>
      <text:p text:style-name="P2"><text:tab/>//1/n * sqrt(n)</text:p>
      <text:p text:style-name="P2"/>
      <text:p text:style-name="P2"><text:tab/>return 0;</text:p>
      <text:p text:style-name="P2"/>
      <text:p text:style-name="P2">}</text:p>
      <text:p text:style-name="P2"/>
      <text:p text:style-name="P3">Prime.c)</text:p>
      <text:p text:style-name="P3"/>
      <text:p text:style-name="P3">#include &lt;stdio.h&gt;</text:p>
      <text:p text:style-name="P3">#include &lt;mpi.h&gt;</text:p>
      <text:p text:style-name="P3"/>
      <text:p text:style-name="P3">int main(int argc, char **argv){</text:p>
      <text:p text:style-name="P3"/>
      <text:p text:style-name="P3"><text:s text:c="2"/>/*</text:p>
      <text:p text:style-name="P3"><text:s text:c="2"/>shell time command: time mpiexec file.c</text:p>
      <text:p text:style-name="P3"><text:s text:c="2"/>*/</text:p>
      <text:p text:style-name="P3"/>
      <text:p text:style-name="P3"/>
      <text:p text:style-name="P3"><text:s text:c="2"/>//convert input from *char to int</text:p>
      <text:p text:style-name="P3"><text:s text:c="2"/>int num;</text:p>
      <text:p text:style-name="P3"><text:soft-page-break/><text:s text:c="2"/>sscanf(argv[3],"%d",&amp;num);</text:p>
      <text:p text:style-name="P3"/>
      <text:p text:style-name="P3"><text:s text:c="2"/>MPI_Init(NULL, NULL);</text:p>
      <text:p text:style-name="P3"/>
      <text:p text:style-name="P3"><text:s text:c="2"/>int wsize;</text:p>
      <text:p text:style-name="P3"><text:s text:c="2"/>MPI_Comm world = MPI_COMM_WORLD;</text:p>
      <text:p text:style-name="P3"><text:s text:c="2"/>MPI_Comm_size(world, &amp;wsize);</text:p>
      <text:p text:style-name="P3"/>
      <text:p text:style-name="P3"><text:s text:c="2"/>int id;</text:p>
      <text:p text:style-name="P3"><text:s text:c="2"/>MPI_Comm_rank(world, &amp;id);</text:p>
      <text:p text:style-name="P3"/>
      <text:p text:style-name="P3"><text:s text:c="2"/>int input = num;</text:p>
      <text:p text:style-name="P3"><text:s text:c="2"/>int limit = sqrt(input * 1.0);</text:p>
      <text:p text:style-name="P3"><text:s text:c="2"/>//printf("SQUARE ROOT OF %d: %d\n", input, limit);</text:p>
      <text:p text:style-name="P3"/>
      <text:p text:style-name="P3"><text:s text:c="2"/>int workPerNode = limit / wsize;</text:p>
      <text:p text:style-name="P3"><text:s text:c="2"/>if(workPerNode &lt; 1) workPerNode = 1;</text:p>
      <text:p text:style-name="P3"/>
      <text:p text:style-name="P3"><text:s text:c="2"/>int lowerRange = id * workPerNode;</text:p>
      <text:p text:style-name="P3"><text:s text:c="2"/>int upperRange = lowerRange + workPerNode;</text:p>
      <text:p text:style-name="P3"/>
      <text:p text:style-name="P3"><text:s text:c="2"/>//uncomment this to see the lower, upper and and work done by each node</text:p>
      <text:p text:style-name="P3"><text:s text:c="2"/>//printf("node id: %d, work:%d ops, lower:%d, upper: %d\n", id, workPerNode, lowerRange, upperRange);</text:p>
      <text:p text:style-name="P3"/>
      <text:p text:style-name="P3"><text:s text:c="2"/>int i, j;</text:p>
      <text:p text:style-name="P3"><text:s text:c="2"/>int isprime = 1; //we need all nodes to agree on it not being prime (if its truly not), we'll communicate this at the end</text:p>
      <text:p text:style-name="P3"><text:s text:c="2"/>for(i = lowerRange; i &lt; upperRange; i++){</text:p>
      <text:p text:style-name="P3"/>
      <text:p text:style-name="P3"><text:s text:c="4"/>for(j = 0; j &lt; input; j++){</text:p>
      <text:p text:style-name="P3"/>
      <text:p text:style-name="P3"><text:s text:c="6"/>if(i == input || j == input) continue; //skip case where we have input * 1, false positive</text:p>
      <text:p text:style-name="P3"/>
      <text:p text:style-name="P3"><text:s text:c="6"/>if(j * i == input){</text:p>
      <text:p text:style-name="P3"/>
      <text:p text:style-name="P3"><text:s text:c="8"/>printf("its not prime: %d * %d = %d\n",i, j, input);</text:p>
      <text:p text:style-name="P3"><text:s text:c="8"/>isprime = 0; //is not prime</text:p>
      <text:p text:style-name="P3"/>
      <text:p text:style-name="P3"><text:s text:c="6"/>}</text:p>
      <text:p text:style-name="P3"/>
      <text:p text:style-name="P3"><text:s text:c="4"/>}</text:p>
      <text:p text:style-name="P3"/>
      <text:p text:style-name="P3"><text:s text:c="2"/>}</text:p>
      <text:p text:style-name="P3"/>
      <text:p text:style-name="P3"><text:s text:c="2"/>MPI_Finalize();</text:p>
      <text:p text:style-name="P3"><text:tab/>return 0;</text:p>
      <text:p text:style-name="P3"/>
      <text:p text:style-name="P3">}</text:p>
      <text:p text:style-name="P3"><text:soft-page-break/></text:p>
      <text:p text:style-name="P4">README)</text:p>
      <text:p text:style-name="P4"/>
      <text:p text:style-name="P4">Ian Thomas</text:p>
      <text:p text:style-name="P4">Lab 01</text:p>
      <text:p text:style-name="P4">README</text:p>
      <text:p text:style-name="P4"/>
      <text:p text:style-name="P4"/>
      <text:p text:style-name="P4">USING THE PROGRAM:</text:p>
      <text:p text:style-name="P4"/>
      <text:p text:style-name="P4">To use the program, compile using mpicc, when executing, input the number you wish</text:p>
      <text:p text:style-name="P4">to test for primality by entering it after the ./a.out</text:p>
      <text:p text:style-name="P4"/>
      <text:p text:style-name="P4">e.g.) ./a.out 175</text:p>
      <text:p text:style-name="P4"/>
      <text:p text:style-name="P4">The program will list every two numbers (excluding the input * 1) which multiplied</text:p>
      <text:p text:style-name="P4">results in the input</text:p>
      <text:p text:style-name="P4"/>
      <text:p text:style-name="P4">If you see no output, the input is prime</text:p>
      <text:p text:style-name="P4"/>
      <text:p text:style-name="P4">NOTE: ENSURE INPUT IS IN CORRECT ORDER</text:p>
      <text:p text:style-name="P4"/>
      <text:p text:style-name="P4">for example, the number being tested should come IMMEDIATELY after executable name</text:p>
      <text:p text:style-name="P4"/>
      <text:p text:style-name="P4">mpiexec ./a.out 127 -n 4 <text:s text:c="3"/>&lt;-- correct</text:p>
      <text:p text:style-name="P4">mpiexec ./a.out -n 4 127 <text:s text:c="3"/>&lt;-- will not work</text:p>
      <text:p text:style-name="P4"/>
      <text:p text:style-name="P4">KNOWN ISSUES:</text:p>
      <text:p text:style-name="P4"/>
      <text:p text:style-name="P4">The flag for setting number of processors will not function when input for n is given</text:p>
      <text:p text:style-name="P4">through command line. For testing, integers were manually set in the program (which results in the flag</text:p>
      <text:p text:style-name="P4">functioning normally)</text:p>
      <text:p text:style-name="P4"/>
      <text:p text:style-name="P4">This can be done by setting int input (line 24) to a literal value rather than to value of num</text:p>
      <text:p text:style-name="P4"/>
      <text:p text:style-name="P4">To see which processors are working, uncomment line 35 of program</text:p>
      <text:p text:style-name="P4"/>
      <text:p text:style-name="P4">SOME RUNTIME TESTS:</text:p>
      <text:p text:style-name="P4"/>
      <text:p text:style-name="P4">runtime tests are larger integers to take full advantage of multiple cores. Times are median of three runtimes</text:p>
      <text:p text:style-name="P4"/>
      <text:p text:style-name="P4">input: 9123123:</text:p>
      <text:p text:style-name="P4"/>
      <text:p text:style-name="P4">runtime (12 nodes): 24.843s</text:p>
      <text:p text:style-name="P4">runtime (6 nodes): 34.59s</text:p>
      <text:p text:style-name="P4">runtime (1 node): 46.145s</text:p>
      <text:p text:style-name="P4"/>
      <text:p text:style-name="P4">input 1847341:</text:p>
      <text:p text:style-name="P4"><text:soft-page-break/></text:p>
      <text:p text:style-name="P4">runtime (12 nodes): 11.752s</text:p>
      <text:p text:style-name="P4">runtime (6 nodes): 14.21s</text:p>
      <text:p text:style-name="P4">runtime (1 node): 19.87s</text:p>
      <text:p text:style-name="P4"/>
      <text:p text:style-name="P4">input 3412931:</text:p>
      <text:p text:style-name="P4"/>
      <text:p text:style-name="P4">runtime (12 nodes): 18.213s</text:p>
      <text:p text:style-name="P4">runtime (6 nodes): 22.754s</text:p>
      <text:p text:style-name="P4">runtime (1 node): 27.423s</text:p>
      <text:p text:style-name="P4"/>
      <text:p text:style-name="P4"/>
      <text:p text:style-name="P4">DESIGN:</text:p>
      <text:p text:style-name="P4"/>
      <text:p text:style-name="P4">The number of ops (work per node) is calculated, then ranges are set which are used to</text:p>
      <text:p text:style-name="P4">assign all nodes an amount of operations (numbers) to handle</text:p>
      <text:p text:style-name="P4"/>
      <text:p text:style-name="P4">THEORETICAL TIME COMPLEXITY:</text:p>
      <text:p text:style-name="P4"/>
      <text:p text:style-name="P4">will be (n * sqrt(m)) / P, where p is processors, this is because we are brute forcing every integer</text:p>
      <text:p text:style-name="P4">from n to sqrt(m), but is distributed across P processors</text:p>
      <text:p text:style-name="P4"/>
      <text:p text:style-name="P4">adding more nodes will (theoretically) perfectly divide the program</text:p>
      <text:p text:style-name="P4"/>
      <text:p text:style-name="P4">we must check up to sqrt(m) as after sqrt(m), integers being compared against for primality testing will</text:p>
      <text:p text:style-name="P4">always result in integers larger than n, where n is the integer being tested for primality</text:p>
      <text:p text:style-name="P4"/>
      <text:p text:style-name="P4">The code could be improved by completing more testing in the command line input to see if</text:p>
      <text:p text:style-name="P4">a fix for the input processor size bug could be found (for easier testing of input processor size)</text:p>
      <text:p text:style-name="P4"/>
      <text:p text:style-name="P5">Sample Output)</text:p>
      <text:p text:style-name="P5"/>
      <text:p text:style-name="P6">Hello.c)</text:p>
      <text:p text:style-name="P6"/>
      <text:p text:style-name="P6">bash-4.2$ mpiexec a.out</text:p>
      <text:p text:style-name="P6">Hello, world of size 12!</text:p>
      <text:p text:style-name="P6">I am processor hpcl1-5</text:p>
      <text:p text:style-name="P6">I am node 3!</text:p>
      <text:p text:style-name="P6">Hello, world of size 12!</text:p>
      <text:p text:style-name="P6">I am processor hpcl1-5</text:p>
      <text:p text:style-name="P6">I am node 2!</text:p>
      <text:p text:style-name="P6">Hello, world of size 12!</text:p>
      <text:p text:style-name="P6">I am processor hpcl1-5</text:p>
      <text:p text:style-name="P6">I am node 0!</text:p>
      <text:p text:style-name="P6">Hello, world of size 12!</text:p>
      <text:p text:style-name="P6">I am processor hpcl1-5</text:p>
      <text:p text:style-name="P6">I am node 1!</text:p>
      <text:p text:style-name="P6">Hello, world of size 12!</text:p>
      <text:p text:style-name="P6">I am processor hpcl1-5</text:p>
      <text:p text:style-name="P6"><text:soft-page-break/>I am node 6!</text:p>
      <text:p text:style-name="P6">Hello, world of size 12!</text:p>
      <text:p text:style-name="P6">I am processor hpcl1-5</text:p>
      <text:p text:style-name="P6">I am node 7!</text:p>
      <text:p text:style-name="P6">Hello, world of size 12!</text:p>
      <text:p text:style-name="P6">I am processor hpcl1-5</text:p>
      <text:p text:style-name="P6">I am node 9!</text:p>
      <text:p text:style-name="P6">Hello, world of size 12!</text:p>
      <text:p text:style-name="P6">I am processor hpcl1-5</text:p>
      <text:p text:style-name="P6">I am node 11!</text:p>
      <text:p text:style-name="P6">Hello, world of size 12!</text:p>
      <text:p text:style-name="P6">I am processor hpcl1-5</text:p>
      <text:p text:style-name="P6">I am node 4!</text:p>
      <text:p text:style-name="P6">Hello, world of size 12!</text:p>
      <text:p text:style-name="P6">I am processor hpcl1-5</text:p>
      <text:p text:style-name="P6">I am node 5!</text:p>
      <text:p text:style-name="P6">Hello, world of size 12!</text:p>
      <text:p text:style-name="P6">I am processor hpcl1-5</text:p>
      <text:p text:style-name="P6">I am node 8!</text:p>
      <text:p text:style-name="P6">Hello, world of size 12!</text:p>
      <text:p text:style-name="P6">I am processor hpcl1-5</text:p>
      <text:p text:style-name="P6">I am node 10!</text:p>
      <text:p text:style-name="P6">bash-4.2$ </text:p>
      <text:p text:style-name="P6"/>
      <text:p text:style-name="P6">Prime.c)</text:p>
      <text:p text:style-name="P6"/>
      <text:p text:style-name="P6">Testing Integers: 123231, 328923, 10571</text:p>
      <text:p text:style-name="P6">NOTE: First output has the distribution of work across the nodes</text:p>
      <text:p text:style-name="P6"/>
      <text:p text:style-name="P6"/>
      <text:p text:style-name="P6"/>
      <text:p text:style-name="P6">bash-4.2$ mpiexec a.out</text:p>
      <text:p text:style-name="P6">node id: 0, work:29 ops, lower:0, upper: 29</text:p>
      <text:p text:style-name="P6">node id: 6, work:29 ops, lower:174, upper: 203</text:p>
      <text:p text:style-name="P6">node id: 2, work:29 ops, lower:58, upper: 87</text:p>
      <text:p text:style-name="P6">node id: 3, work:29 ops, lower:87, upper: 116</text:p>
      <text:p text:style-name="P6">node id: 5, work:29 ops, lower:145, upper: 174</text:p>
      <text:p text:style-name="P6">node id: 11, work:29 ops, lower:319, upper: 348</text:p>
      <text:p text:style-name="P6">node id: 4, work:29 ops, lower:116, upper: 145</text:p>
      <text:p text:style-name="P6">node id: 7, work:29 ops, lower:203, upper: 232</text:p>
      <text:p text:style-name="P6">node id: 9, work:29 ops, lower:261, upper: 290</text:p>
      <text:p text:style-name="P6">node id: 8, work:29 ops, lower:232, upper: 261</text:p>
      <text:p text:style-name="P6">node id: 10, work:29 ops, lower:290, upper: 319</text:p>
      <text:p text:style-name="P6">node id: 1, work:29 ops, lower:29, upper: 58</text:p>
      <text:p text:style-name="P6">its not prime: 3 * 41077 = 123231</text:p>
      <text:p text:style-name="P6">bash-4.2$ mpicc prime.c -lm</text:p>
      <text:p text:style-name="P6">prime.c: In function ‘main’:</text:p>
      <text:p text:style-name="P6">prime.c:25:15: warning: incompatible implicit declaration of built-in function ‘sqrt’ [enabled by default]</text:p>
      <text:p text:style-name="P6"><text:soft-page-break/><text:s text:c="3"/>int limit = sqrt(input * 1.0);</text:p>
      <text:p text:style-name="P6"><text:s text:c="15"/>^</text:p>
      <text:p text:style-name="P6">bash-4.2$ mpiexec a.out</text:p>
      <text:p text:style-name="P6">its not prime: 3 * 41077 = 123231</text:p>
      <text:p text:style-name="P6">bash-4.2$ mpicc prime.c -lm</text:p>
      <text:p text:style-name="P6">prime.c: In function ‘main’:</text:p>
      <text:p text:style-name="P6">prime.c:25:15: warning: incompatible implicit declaration of built-in function ‘sqrt’ [enabled by default]</text:p>
      <text:p text:style-name="P6"><text:s text:c="3"/>int limit = sqrt(input * 1.0);</text:p>
      <text:p text:style-name="P6"><text:s text:c="15"/>^</text:p>
      <text:p text:style-name="P6">bash-4.2$ mpiexec a.out</text:p>
      <text:p text:style-name="P6">its not prime: 3 * 109641 = 328923</text:p>
      <text:p text:style-name="P6">its not prime: 7 * 46989 = 328923</text:p>
      <text:p text:style-name="P6">its not prime: 9 * 36547 = 328923</text:p>
      <text:p text:style-name="P6">its not prime: 483 * 681 = 328923</text:p>
      <text:p text:style-name="P6">its not prime: 21 * 15663 = 328923</text:p>
      <text:p text:style-name="P6">its not prime: 161 * 2043 = 328923</text:p>
      <text:p text:style-name="P6">its not prime: 23 * 14301 = 328923</text:p>
      <text:p text:style-name="P6">its not prime: 63 * 5221 = 328923</text:p>
      <text:p text:style-name="P6">its not prime: 207 * 1589 = 328923</text:p>
      <text:p text:style-name="P6">its not prime: 69 * 4767 = 328923</text:p>
      <text:p text:style-name="P6">its not prime: 227 * 1449 = 328923</text:p>
      <text:p text:style-name="P6">bash-4.2$ mpicc prime.c -lm</text:p>
      <text:p text:style-name="P6">prime.c: In function ‘main’:</text:p>
      <text:p text:style-name="P6">prime.c:25:15: warning: incompatible implicit declaration of built-in function ‘sqrt’ [enabled by default]</text:p>
      <text:p text:style-name="P6"><text:s text:c="3"/>int limit = sqrt(input * 1.0);</text:p>
      <text:p text:style-name="P6"><text:s text:c="15"/>^</text:p>
      <text:p text:style-name="P6">bash-4.2$ mpiexec a.out</text:p>
      <text:p text:style-name="P6">its not prime: 11 * 961 = 10571</text:p>
      <text:p text:style-name="P6">its not prime: 31 * 341 = 10571</text:p>
      <text:p text:style-name="P6">bash-4.2$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4T11:06:00.785499607</meta:creation-date>
    <dc:date>2019-09-04T11:09:33.118245235</dc:date>
    <meta:editing-duration>PT3M28S</meta:editing-duration>
    <meta:editing-cycles>12</meta:editing-cycles>
    <meta:generator>LibreOffice/5.3.6.1$Linux_X86_64 LibreOffice_project/30$Build-1</meta:generator>
    <meta:document-statistic meta:table-count="0" meta:image-count="0" meta:object-count="0" meta:page-count="6" meta:paragraph-count="198" meta:word-count="1112" meta:character-count="6487" meta:non-whitespace-character-count="5389"/>
  </office:meta>
</office:document-meta>
</file>